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agebox výstup</text:p>
          </table:table-cell>
          <table:table-cell table:number-columns-repeated="3"/>
          <table:table-cell office:value-type="string" calcext:value-type="string">
            <text:p>Vstupy</text:p>
          </table:table-cell>
          <table:table-cell office:value-type="string" calcext:value-type="string">
            <text:p>Sleduj čísla na kabelu, ne na přijímači por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vel</text:p>
          </table:table-cell>
          <table:table-cell table:number-columns-repeated="3"/>
          <table:table-cell office:value-type="string" calcext:value-type="string">
            <text:p>Nejdřív párák ze spodních dvou přijímačů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ic2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c3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c4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nke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c5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ic6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c7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ic8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c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c9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á</text:p>
          </table:table-cell>
          <table:table-cell office:value-type="string" calcext:value-type="string">
            <text:p>--&gt; Xover vstup vlev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10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vá</text:p>
          </table:table-cell>
          <table:table-cell office:value-type="string" calcext:value-type="string">
            <text:p>--&gt; Xover vstup vprav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c11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Mic12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c13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c14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Mic15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string" calcext:value-type="string">
            <text:p>Xover výstup (zezadu rozvaděče)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ic16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ý sub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Kape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avý su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vá ingeni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vá ingeni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ik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icí</text:p>
          </table:table-cell>
          <table:table-cell/>
        </table:table-row>
        <table:table-row table:style-name="ro1">
          <table:table-cell office:value-type="string" calcext:value-type="string">
            <text:p>380V zásuvka → redukce → kabel → zásuvka dole v rozvaděči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→ rozvaděč, zvuk, mix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 → přední reproduktor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0:48:51.682097769</meta:creation-date>
    <dc:date>2025-04-28T08:03:49.208815883</dc:date>
    <meta:editing-duration>PT18H54M20S</meta:editing-duration>
    <meta:editing-cycles>1</meta:editing-cycles>
    <meta:document-statistic meta:table-count="1" meta:cell-count="115" meta:object-count="0"/>
    <meta:generator>LibreOffice/24.8.5.2$Linux_X86_64 LibreOffice_project/480$Build-2</meta:generator>
  </office:meta>
</office:document-meta>
</file>